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999cm" svg:height="8.999cm" svg:x="0.001cm" svg:y="0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oiseau</meta:initial-creator>
    <meta:creation-date>2016-06-11T20:46:44.45</meta:creation-date>
    <dc:date>2016-06-11T20:53:50.82</dc:date>
    <dc:creator>Julien Loiseau</dc:creator>
    <meta:editing-duration>PT7M5S</meta:editing-duration>
    <meta:editing-cycles>3</meta:editing-cycles>
    <meta:generator>OpenOffice/4.1.2$Win32 OpenOffice.org_project/412m3$Build-978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1" chart:maximum="29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cm" chart:symbol-height="0.1cm" chart:link-data-style-to-source="false">
        <chart:symbol-image xlink:href="Pictures/2000000D000000DD000000DD3F0040E4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cm" svg:height="9cm" xlink:href="." xlink:type="simple" chart:class="chart:scatter" chart:style-name="ch1">
        <chart:legend svg:x="1.54cm" svg:y="0.662cm" style:legend-expansion="custom" chartooo:width="4.209cm" chartooo:height="1.712cm" style:legend-expansion-aspect-ratio="2.45852803738318" chart:style-name="ch2"/>
        <chart:plot-area chart:style-name="ch3" chart:data-source-has-labels="both" svg:x="0.807cm" svg:y="0.449cm" svg:width="10.915cm" svg:height="7.736cm">
          <chartooo:coordinate-region svg:x="1.428cm" svg:y="0.661cm" svg:width="10.107cm" svg:height="6.851cm"/>
          <chart:axis chart:dimension="x" chart:name="primary-x" chart:style-name="ch4" chartooo:axis-type="auto">
            <chart:title svg:x="5.691cm" svg:y="8.366cm" chart:style-name="ch5">
              <text:p>SCALE</text:p>
            </chart:title>
            <chart:categories table:cell-range-address="local-table.$A$2:.$A$10"/>
          </chart:axis>
          <chart:axis chart:dimension="y" chart:name="primary-y" chart:style-name="ch6">
            <chart:title svg:x="0.001cm" svg:y="4.903cm" chart:style-name="ch7">
              <text:p>GTEPS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PU 0 and GPU 1</text:p>
              </table:table-cell>
              <table:table-cell office:value-type="string">
                <text:p>GPU 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.33">
                <text:p>1.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.66">
                <text:p>1.6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.73">
                <text:p>2.7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.77">
                <text:p>4.7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.11">
                <text:p>8.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8.51">
                <text:p>8.5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0.7">
                <text:p>10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